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first sec</text:p>
          </table:table-cell>
          <table:table-cell office:value-type="string" calcext:value-type="string">
            <text:p>size(sec)</text:p>
          </table:table-cell>
        </table:table-row>
        <table:table-row table:style-name="ro1">
          <table:table-cell office:value-type="string" calcext:value-type="string">
            <text:p>MBR.b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T.bin</text:p>
          </table:table-cell>
          <table:table-cell table:formula="of:=[.B2]+[.C2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lelist.bin</text:p>
          </table:table-cell>
          <table:table-cell table:formula="of:=[.B3]+[.C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rnel.bin</text:p>
          </table:table-cell>
          <table:table-cell table:formula="of:=[.B4]+[.C4]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ubdir</text:p>
          </table:table-cell>
          <table:table-cell table:formula="of:=[.B5]+[.C5]" office:value-type="string" office:string-value="" calcext:value-type="error">
            <text:p>#VALUE!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9:49:15.479182487</meta:creation-date>
    <dc:date>2017-11-06T01:36:20.401240715</dc:date>
    <meta:editing-duration>PT5H26M54S</meta:editing-duration>
    <meta:editing-cycles>2</meta:editing-cycles>
    <meta:generator>LibreOffice/5.1.6.2$Linux_X86_64 LibreOffice_project/10m0$Build-2</meta:generator>
    <meta:document-statistic meta:table-count="1" meta:cell-count="17" meta:object-count="0"/>
  </office:meta>
</office:document-meta>
</file>